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3223AFC8689A6660F4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0.658cm" fo:min-width="6.40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258cm" fo:min-width="1.40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7.346cm" fo:min-width="6.39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4.14cm" fo:min-width="5.9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dash" draw:stroke-dash="Long_20_Dot" svg:stroke-width="0.035cm" svg:stroke-color="#000000" draw:marker-start-width="0.252cm" draw:marker-end-width="0.252cm" draw:stroke-linejoin="round" svg:stroke-linecap="butt" draw:fill="solid" draw:fill-color="#eeeeee" draw:textarea-horizontal-align="justify" draw:textarea-vertical-align="middle" draw:auto-grow-height="false" fo:min-height="2.272cm" fo:min-width="5.62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652cm" fo:min-width="5.202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4cm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651cm" fo:min-width="5.20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258cm" fo:min-width="2.90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1cm" svg:x="2cm" svg:y="10cm">
          <text:p text:style-name="P1"><text:span text:style-name="T1"/></text:p>
          <text:p text:style-name="P1"><text:span text:style-name="T1"/></text:p>
          <text:p text:style-name="P1"><text:span text:style-name="T1">Host </text:span><text:span text:style-name="T1">kernel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6cm" svg:x="2.1cm" svg:y="10.1cm">
          <text:p text:style-name="P1"><text:span text:style-name="T1"/></text:p>
          <text:p text:style-name="P1"><text:span text:style-name="T1"/></text:p>
          <text:p text:style-name="P1"><text:span text:style-name="T1">KVM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594.009983361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cm" svg:height="7.7cm" svg:x="2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ontainer</text:span></text:p>
          <text:p text:style-name="P1"><text:span text:style-name="T2">(namespaces. cgroups, capabilities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4.5cm" svg:x="2.2cm" svg:y="2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irecrack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2cm" svg:height="2.6cm" svg:x="2.4cm" svg:y="2.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8cm" svg:height="1cm" svg:x="2.6cm" svg:y="3.1cm">
          <text:p text:style-name="P1"><text:span text:style-name="T1"/></text:p>
          <text:p text:style-name="P1"><text:span text:style-name="T1"/></text:p>
          <text:p text:style-name="P1"><text:span text:style-name="T1">Untrusted Application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2397.33629300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cm" svg:y1="4.1cm" svg:x2="5.5cm" svg:y2="4.3cm">
          <text:p/>
        </draw:line>
        <draw:custom-shape draw:style-name="gr8" draw:text-style-name="P6" draw:layer="layout" svg:width="5.8cm" svg:height="0.999cm" svg:x="2.6cm" svg:y="4.301cm">
          <text:p text:style-name="P1"><text:span text:style-name="T1"/></text:p>
          <text:p text:style-name="P1"><text:span text:style-name="T1"/></text:p>
          <text:p text:style-name="P1"><text:span text:style-name="T1">Guest Kernel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2397.33629300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5cm" svg:y1="6.4cm" svg:x2="5.5cm" svg:y2="7.3cm">
          <text:p/>
        </draw:line>
        <draw:custom-shape draw:style-name="gr9" draw:text-style-name="P6" draw:layer="layout" svg:width="3.5cm" svg:height="0.6cm" svg:x="3.8cm" svg:y="5.801cm">
          <text:p text:style-name="P1"><text:span text:style-name="T1"/></text:p>
          <text:p text:style-name="P1"><text:span text:style-name="T1"/></text:p>
          <text:p text:style-name="P1"><text:span text:style-name="T1">VMM/Hypervisor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594.009983361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1cm" svg:height="0.001cm" svg:x="2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5.5cm" svg:y1="9.7cm" svg:x2="5.5cm" svg:y2="10cm">
          <text:p/>
        </draw:line>
        <draw:line draw:style-name="gr7" draw:text-style-name="P7" draw:layer="layout" svg:x1="2.9cm" svg:y1="5.3cm" svg:x2="2.9cm" svg:y2="10.1cm">
          <text:p/>
        </draw:line>
        <draw:line draw:style-name="gr7" draw:text-style-name="P7" draw:layer="layout" svg:x1="4.5cm" svg:y1="5.3cm" svg:x2="4.5cm" svg:y2="5.8cm">
          <text:p/>
        </draw:line>
        <draw:line draw:style-name="gr7" draw:text-style-name="P7" draw:layer="layout" svg:x1="3.4cm" svg:y1="5.3cm" svg:x2="3.4cm" svg:y2="10.1cm">
          <text:p/>
        </draw:line>
        <draw:line draw:style-name="gr7" draw:text-style-name="P7" draw:layer="layout" svg:x1="3.5cm" svg:y1="4.1cm" svg:x2="3.5cm" svg:y2="4.3cm">
          <text:p/>
        </draw:line>
        <draw:line draw:style-name="gr7" draw:text-style-name="P7" draw:layer="layout" svg:x1="7.5cm" svg:y1="4.1cm" svg:x2="7.5cm" svg:y2="4.3cm">
          <text:p/>
        </draw:line>
        <draw:line draw:style-name="gr7" draw:text-style-name="P7" draw:layer="layout" svg:x1="4.5cm" svg:y1="4.1cm" svg:x2="4.5cm" svg:y2="4.3cm">
          <text:p/>
        </draw:line>
        <draw:line draw:style-name="gr7" draw:text-style-name="P7" draw:layer="layout" svg:x1="6.5cm" svg:y1="4.1cm" svg:x2="6.5cm" svg:y2="4.3cm">
          <text:p/>
        </draw:line>
        <draw:frame draw:style-name="gr11" draw:text-style-name="P9" draw:layer="layout" svg:width="2.4cm" svg:height="1.341cm" svg:x="4.3cm" svg:y="7.2cm">
          <draw:image xlink:href="Pictures/1000020100000578000003223AFC8689A6660F41.png" xlink:type="simple" xlink:show="embed" xlink:actuate="onLoad" loext:mime-type="image/png">
            <text:p text:style-name="P8"><text:span text:style-name="T3"/></text:p>
            <text:p text:style-name="P8"><text:span text:style-name="T3">Con</text:span><text:span text:style-name="T3">tain</text:span><text:span text:style-name="T3">er</text:span><text:span text:style-name="T3"><text:line-break/></text:span><text:span text:style-name="T3">Net</text:span><text:span text:style-name="T3">wor</text:span><text:span text:style-name="T3">k </text:span></text:p>
            <text:p text:style-name="P8"><text:span text:style-name="T3">(ipt</text:span><text:span text:style-name="T3">abl</text:span><text:span text:style-name="T3">es </text:span><text:span text:style-name="T3">NAT</text:span><text:span text:style-name="T3">)</text:span></text:p>
          </draw:image>
        </draw:frame>
        <draw:line draw:style-name="gr7" draw:text-style-name="P7" draw:layer="layout" svg:x1="6.5cm" svg:y1="5.3cm" svg:x2="6.5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7.2$Linux_X86_64 LibreOffice_project/40$Build-2</meta:generator>
    <dc:date>2021-11-14T13:38:19.587003694</dc:date>
    <meta:editing-duration>PT2H20M59S</meta:editing-duration>
    <meta:editing-cycles>27</meta:editing-cycles>
    <meta:document-statistic meta:object-count="21"/>
  </office:meta>
</office:document-meta>
</file>